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paragraph-rsid="00139afe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paragraph-rsid="002a6093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d4729" officeooo:paragraph-rsid="0029c2c6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1d66d5" officeooo:paragraph-rsid="0029c2c6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139afe"/>
    </style:style>
    <style:style style:name="P10" style:family="paragraph" style:parent-style-name="Standard">
      <style:paragraph-properties fo:text-align="justify" style:justify-single-word="false"/>
      <style:text-properties officeooo:paragraph-rsid="0014f829"/>
    </style:style>
    <style:style style:name="P11" style:family="paragraph" style:parent-style-name="Standard">
      <style:paragraph-properties fo:text-align="justify" style:justify-single-word="false"/>
      <style:text-properties officeooo:paragraph-rsid="001b9c03"/>
    </style:style>
    <style:style style:name="P12" style:family="paragraph" style:parent-style-name="Standard">
      <style:paragraph-properties fo:text-align="justify" style:justify-single-word="false"/>
      <style:text-properties officeooo:paragraph-rsid="0029c2c6"/>
    </style:style>
    <style:style style:name="P13" style:family="paragraph" style:parent-style-name="Standard">
      <style:paragraph-properties fo:text-align="justify" style:justify-single-word="false"/>
      <style:text-properties officeooo:rsid="0014f829" officeooo:paragraph-rsid="0014f829"/>
    </style:style>
    <style:style style:name="P14" style:family="paragraph" style:parent-style-name="Standard">
      <style:paragraph-properties fo:text-align="justify" style:justify-single-word="false"/>
      <style:text-properties officeooo:rsid="0019bf9f" officeooo:paragraph-rsid="0019bf9f"/>
    </style:style>
    <style:style style:name="P15" style:family="paragraph" style:parent-style-name="Standard">
      <style:text-properties officeooo:paragraph-rsid="001ba815"/>
    </style:style>
    <style:style style:name="P16" style:family="paragraph" style:parent-style-name="Standard">
      <style:text-properties officeooo:rsid="001d4729" officeooo:paragraph-rsid="001d4729"/>
    </style:style>
    <style:style style:name="P17" style:family="paragraph" style:parent-style-name="Preformatted_20_Text">
      <style:paragraph-properties fo:text-align="start" style:justify-single-word="false"/>
      <style:text-properties style:text-underline-style="none"/>
    </style:style>
    <style:style style:name="P18" style:family="paragraph" style:parent-style-name="Preformatted_20_Text">
      <style:paragraph-properties fo:text-align="start" style:justify-single-word="false"/>
      <style:text-properties style:font-name="Times New Roman" fo:font-size="12pt" style:text-underline-style="none" style:font-size-asian="12pt" style:font-size-complex="12pt"/>
    </style:style>
    <style:style style:name="P19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text-align="justify" style:justify-single-word="false" fo:break-before="page"/>
      <style:text-properties style:text-underline-style="none" officeooo:paragraph-rsid="002a6093"/>
    </style:style>
    <style:style style:name="P2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text-align="justify" style:justify-single-word="false"/>
      <style:text-properties officeooo:paragraph-rsid="001e66ce"/>
    </style:style>
    <style:style style:name="P24" style:family="paragraph" style:parent-style-name="Standard">
      <style:paragraph-properties fo:text-align="justify" style:justify-single-word="false"/>
      <style:text-properties officeooo:paragraph-rsid="001d4729"/>
    </style:style>
    <style:style style:name="P25" style:family="paragraph" style:parent-style-name="Standard">
      <style:text-properties officeooo:paragraph-rsid="002a6093"/>
    </style:style>
    <style:style style:name="P26" style:family="paragraph" style:parent-style-name="Standard">
      <style:text-properties officeooo:paragraph-rsid="001d66d5"/>
    </style:style>
    <style:style style:name="P27" style:family="paragraph" style:parent-style-name="Standard" style:list-style-name="L1"/>
    <style:style style:name="P28" style:family="paragraph" style:parent-style-name="Anleitung_20_2">
      <style:text-properties officeooo:rsid="001d4729" officeooo:paragraph-rsid="001d4729"/>
    </style:style>
    <style:style style:name="P29" style:family="paragraph" style:parent-style-name="Anleitung_20_2">
      <style:text-properties officeooo:rsid="001d4729" officeooo:paragraph-rsid="0029c2c6"/>
    </style:style>
    <style:style style:name="P30" style:family="paragraph" style:parent-style-name="Anleitung_20_3">
      <style:text-properties officeooo:paragraph-rsid="0029c2c6"/>
    </style:style>
    <style:style style:name="P31" style:family="paragraph" style:parent-style-name="ANleitung_20_1">
      <style:text-properties officeooo:rsid="0019bf9f" officeooo:paragraph-rsid="0019bf9f"/>
    </style:style>
    <style:style style:name="P32" style:family="paragraph" style:parent-style-name="ANleitung_20_1" style:list-style-name=""/>
    <style:style style:name="P33" style:family="paragraph" style:parent-style-name="ANleitung_20_1">
      <style:text-properties officeooo:rsid="001d4729" officeooo:paragraph-rsid="001d4729"/>
    </style:style>
    <style:style style:name="P34" style:family="paragraph" style:parent-style-name="ANleitung_20_1">
      <style:paragraph-properties fo:break-before="pag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9afe"/>
    </style:style>
    <style:style style:name="T3" style:family="text">
      <style:text-properties style:text-underline-style="none" officeooo:rsid="00162495"/>
    </style:style>
    <style:style style:name="T4" style:family="text">
      <style:text-properties style:text-underline-style="none" officeooo:rsid="001d4729"/>
    </style:style>
    <style:style style:name="T5" style:family="text">
      <style:text-properties style:text-underline-style="none" officeooo:rsid="001b9c03"/>
    </style:style>
    <style:style style:name="T6" style:family="text">
      <style:text-properties style:text-underline-style="none" officeooo:rsid="0029c2c6"/>
    </style:style>
    <style:style style:name="T7" style:family="text">
      <style:text-properties style:text-underline-style="none" officeooo:rsid="002a6093"/>
    </style:style>
    <style:style style:name="T8" style:family="text">
      <style:text-properties style:text-underline-style="none" officeooo:rsid="001d66d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32pt" style:text-underline-style="none" style:font-size-asian="32pt" style:font-size-complex="32pt"/>
    </style:style>
    <style:style style:name="T11" style:family="text">
      <style:text-properties fo:font-size="32pt" style:text-underline-style="none" officeooo:rsid="000b79b7" style:font-size-asian="32pt" style:font-size-complex="32pt"/>
    </style:style>
    <style:style style:name="T12" style:family="text">
      <style:text-properties fo:font-size="32pt" style:text-underline-style="none" officeooo:rsid="0019bf9f" style:font-size-asian="32pt" style:font-size-complex="32pt"/>
    </style:style>
    <style:style style:name="T13" style:family="text">
      <style:text-properties fo:font-size="32pt" style:text-underline-style="none" officeooo:rsid="0029c2c6" style:font-size-asian="32pt" style:font-size-complex="32pt"/>
    </style:style>
    <style:style style:name="T14" style:family="text">
      <style:text-properties fo:font-size="24pt" style:text-underline-style="none" style:font-size-asian="24pt" style:font-size-complex="24pt"/>
    </style:style>
    <style:style style:name="T15" style:family="text">
      <style:text-properties fo:font-size="24pt" style:text-underline-style="none" officeooo:rsid="0019bf9f" style:font-size-asian="24pt" style:font-size-complex="24pt"/>
    </style:style>
    <style:style style:name="T16" style:family="text">
      <style:text-properties fo:font-size="24pt" style:text-underline-style="none" officeooo:rsid="001d66d5" style:font-size-asian="24pt" style:font-size-complex="24pt"/>
    </style:style>
    <style:style style:name="T17" style:family="text">
      <style:text-properties fo:font-size="24pt" style:text-underline-style="none" officeooo:rsid="0029c2c6" style:font-size-asian="24pt" style:font-size-complex="24pt"/>
    </style:style>
    <style:style style:name="T18" style:family="text">
      <style:text-properties officeooo:rsid="00139afe"/>
    </style:style>
    <style:style style:name="T19" style:family="text">
      <style:text-properties officeooo:rsid="0014f829"/>
    </style:style>
    <style:style style:name="T20" style:family="text">
      <style:text-properties officeooo:rsid="0019bf9f"/>
    </style:style>
    <style:style style:name="T21" style:family="text">
      <style:text-properties officeooo:rsid="001b9c03"/>
    </style:style>
    <style:style style:name="T22" style:family="text">
      <style:text-properties officeooo:rsid="001ba815"/>
    </style:style>
    <style:style style:name="T23" style:family="text">
      <style:text-properties officeooo:rsid="001d66d5"/>
    </style:style>
    <style:style style:name="T24" style:family="text">
      <style:text-properties officeooo:rsid="0029c2c6"/>
    </style:style>
    <style:style style:name="T25" style:family="text">
      <style:text-properties officeooo:rsid="001d472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Taho</text:span><text:span text:style-name="T12">fileformat</text:span><text:span text:style-name="T11"> </text:span><text:span text:style-name="T13">2</text:span><text:span text:style-name="T12">.0</text:span><text:span text:style-name="T1"><text:tab/><text:tab/><text:tab/><text:tab/></text:span><text:span text:style-name="T15">2</text:span><text:span text:style-name="T17">8</text:span><text:span text:style-name="T15">.</text:span><text:span text:style-name="T17">8</text:span><text:span text:style-name="T14">.</text:span><text:span text:style-name="T16">20</text:span><text:span text:style-name="T15">19</text:span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)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2">1 <text:s/><text:a xlink:type="simple" xlink:href="#__RefHeading__5092_1784923760" text:style-name="Internet_20_link" text:visited-style-name="Internet_20_link">Vorwort</text:a><text:tab/>1</text:p>
          <text:p text:style-name="P22">2 <text:s/><text:a xlink:type="simple" xlink:href="#__RefHeading__5094_1784923760" text:style-name="Internet_20_link" text:visited-style-name="Internet_20_link">Grundaufbau</text:a><text:tab/>1</text:p>
          <text:p text:style-name="P22">3 <text:s/><text:a xlink:type="simple" xlink:href="#__RefHeading__5098_1784923760" text:style-name="Internet_20_link" text:visited-style-name="Internet_20_link">&lt;options&gt;</text:a><text:tab/>1</text:p>
          <text:p text:style-name="P22">4 <text:s/><text:a xlink:type="simple" xlink:href="#__RefHeading__5100_1784923760" text:style-name="Internet_20_link" text:visited-style-name="Internet_20_link">&lt;params&gt;</text:a><text:tab/>1</text:p>
          <text:p text:style-name="P22">5 <text:s/><text:a xlink:type="simple" xlink:href="#__RefHeading___Toc3308_2122979132" text:style-name="Internet_20_link" text:visited-style-name="Internet_20_link">&lt;mapPubSrc&gt; und &lt;mapallsrc&gt;</text:a><text:tab/>2</text:p>
          <text:p text:style-name="P19">5.1 <text:s/><text:a xlink:type="simple" xlink:href="#__RefHeading__2063_313844448" text:style-name="Internet_20_link" text:visited-style-name="Internet_20_link">&lt;name&gt;</text:a><text:tab/>2</text:p>
          <text:p text:style-name="P19">5.2 <text:s/><text:a xlink:type="simple" xlink:href="#__RefHeading__2065_313844448" text:style-name="Internet_20_link" text:visited-style-name="Internet_20_link">&lt;prefix&gt;</text:a><text:tab/>2</text:p>
          <text:p text:style-name="P19">5.3 <text:s/><text:a xlink:type="simple" xlink:href="#__RefHeading__2067_313844448" text:style-name="Internet_20_link" text:visited-style-name="Internet_20_link">&lt;type&gt;</text:a><text:tab/>2</text:p>
          <text:p text:style-name="P19">5.4 <text:s/><text:a xlink:type="simple" xlink:href="#__RefHeading__882_451523758" text:style-name="Internet_20_link" text:visited-style-name="Internet_20_link">&lt;maxThreads&gt;</text:a><text:tab/>2</text:p>
          <text:p text:style-name="P19">5.5 <text:s/><text:a xlink:type="simple" xlink:href="#__RefHeading__2069_313844448" text:style-name="Internet_20_link" text:visited-style-name="Internet_20_link">&lt;url&gt;, &lt;ext&gt;, &lt;offset&gt;, &lt;ksize&gt; und &lt;mapspf&gt;</text:a><text:tab/>2</text:p>
          <text:p text:style-name="P20">5.5.a ) <text:a xlink:type="simple" xlink:href="#__RefHeading__2071_313844448" text:style-name="Internet_20_link" text:visited-style-name="Internet_20_link">Pixelkarten (Basis und Overlay) nur &lt;url&gt;</text:a><text:tab/>2</text:p>
          <text:p text:style-name="P20">5.5.b ) <text:a xlink:type="simple" xlink:href="#__RefHeading__853_437505835" text:style-name="Internet_20_link" text:visited-style-name="Internet_20_link">Vektorkarten</text:a><text:tab/>3</text:p>
          <text:p text:style-name="P20">5.5.c ) <text:a xlink:type="simple" xlink:href="#__RefHeading__846_437505835" text:style-name="Internet_20_link" text:visited-style-name="Internet_20_link">(X)API</text:a><text:tab/>3</text:p>
          <text:p text:style-name="P22">6 <text:s/><text:a xlink:type="simple" xlink:href="#__RefHeading__848_437505835" text:style-name="Internet_20_link" text:visited-style-name="Internet_20_link">&lt;OsmIds&gt;</text:a><text:tab/>4</text:p>
          <text:p text:style-name="P19">6.1 <text:s/><text:a xlink:type="simple" xlink:href="#__RefHeading__855_437505835" text:style-name="Internet_20_link" text:visited-style-name="Internet_20_link">&lt;ID&gt;</text:a><text:tab/>4</text:p>
          <text:p text:style-name="P20">6.1.a ) <text:a xlink:type="simple" xlink:href="#__RefHeading___Toc1536_1362191804" text:style-name="Internet_20_link" text:visited-style-name="Internet_20_link">&lt;name&gt;</text:a><text:tab/>4</text:p>
          <text:p text:style-name="P20">6.1.b ) <text:a xlink:type="simple" xlink:href="#__RefHeading___Toc1538_1362191804" text:style-name="Internet_20_link" text:visited-style-name="Internet_20_link">&lt;IDV&gt;</text:a><text:tab/>4</text:p>
          <text:p text:style-name="P22">7 <text:s/><text:a xlink:type="simple" xlink:href="#__RefHeading___Toc485_2031360197" text:style-name="Internet_20_link" text:visited-style-name="Internet_20_link">&lt;OsmLogins&gt;</text:a><text:tab/>4</text:p>
          <text:p text:style-name="P19">7.1 <text:s/><text:a xlink:type="simple" xlink:href="#__RefHeading__855_4375058351" text:style-name="Internet_20_link" text:visited-style-name="Internet_20_link">&lt;LOGIN&gt;</text:a><text:tab/>4</text:p>
          <text:p text:style-name="P20">7.1.a ) <text:a xlink:type="simple" xlink:href="#__RefHeading___Toc1536_13621918041" text:style-name="Internet_20_link" text:visited-style-name="Internet_20_link">&lt;Domain&gt;</text:a><text:tab/>4</text:p>
          <text:p text:style-name="P20">7.1.b ) <text:a xlink:type="simple" xlink:href="#__RefHeading___Toc1538_13621918041" text:style-name="Internet_20_link" text:visited-style-name="Internet_20_link">&lt;name&gt;</text:a><text:tab/>4</text:p>
          <text:p text:style-name="P20">7.1.c ) <text:a xlink:type="simple" xlink:href="#__RefHeading___Toc1538_136219180411" text:style-name="Internet_20_link" text:visited-style-name="Internet_20_link">&lt;pwd&gt;</text:a><text:tab/>4</text:p>
        </text:index-body>
      </text:table-of-content>
      <text:list xml:id="list1327298313" text:style-name="Outline">
        <text:list-item>
          <text:h text:style-name="ANleitung_20_1" text:outline-level="1"><text:bookmark-start text:name="__DdeLink__1791_1315512385"/><text:bookmark-start text:name="__RefHeading__5092_1784923760"/>Vorwort<text:bookmark-end text:name="__RefHeading__5092_1784923760"/></text:h>
        </text:list-item>
      </text:list>
      <text:p text:style-name="P8"/>
      <text:p text:style-name="P8">Taho<text:span text:style-name="T20">files dienen dazu die Einstellungen des Programms </text:span><text:a xlink:type="simple" xlink:href="http://www.dimitri-junker.de/html/body_openstreetmap.html#taho" text:style-name="Internet_20_link" text:visited-style-name="Visited_20_Internet_20_Link"><text:span text:style-name="T20">Taho</text:span></text:a><text:span text:style-name="T20"> zu speichern. Dazu gehören auch die Downloadquellen für OSM-Tiles u.ä.. Da ich diese auch für andere Programme benutze sind diese in einem Extrafile ausgelagert. Taho könnte aber auch alles aus einem File lesen.</text:span></text:p>
      <text:list xml:id="list20246674383609" text:continue-numbering="true" text:style-name="Outline">
        <text:list-item>
          <text:h text:style-name="P31" text:outline-level="1"><text:bookmark-start text:name="__RefHeading__5094_1784923760"/>Grundaufbau<text:bookmark-end text:name="__RefHeading__5094_1784923760"/></text:h>
        </text:list-item>
      </text:list>
      <text:p text:style-name="P14">Es ist ein File im XML-Format. <text:span text:style-name="T21">Es enthält ein Element mit dem Namen “taho“ und ein oder mehrere Unterelemente. Es folgen die Hauptelemente:</text:span></text:p>
      <text:list xml:id="list20247672306554" text:continue-numbering="true" text:style-name="Outline">
        <text:list-item>
          <text:h text:style-name="ANleitung_20_1" text:outline-level="1"><text:bookmark-start text:name="__RefHeading__5098_1784923760"/>&lt;options&gt;<text:bookmark-end text:name="__RefHeading__5098_1784923760"/></text:h>
        </text:list-item>
      </text:list>
      <text:p text:style-name="P11"><text:bookmark-start text:name="__DdeLink__899_2031360197"/><text:bookmark-start text:name="__DdeLink__1573_2577934550"/><text:span text:style-name="T5">Hier w</text:span><text:span text:style-name="T7">u</text:span><text:span text:style-name="T5">rd</text:span><text:span text:style-name="T7">e</text:span><text:span text:style-name="T5"> alles abgelegt was man unter Bearbeiten/Optionen einstellen kann. </text:span><text:span text:style-name="T7">Dies ist aber inzwischen in die Registry gewandert, dies sollte sich also nur noch in alten taho Files finden.</text:span><text:bookmark-start text:name="__DdeLink__1750_960078733"/><text:bookmark-end text:name="__DdeLink__899_2031360197"/><text:bookmark-end text:name="__DdeLink__1573_2577934550"/></text:p>
      <text:list xml:id="list20248411185515" text:continue-numbering="true" text:style-name="Outline">
        <text:list-item>
          <text:h text:style-name="ANleitung_20_1" text:outline-level="1"><text:bookmark-start text:name="__RefHeading__5100_1784923760"/>&lt;<text:bookmark-start text:name="__DdeLink__1615_2577934550"/>params<text:bookmark-end text:name="__DdeLink__1615_2577934550"/>&gt;<text:bookmark-end text:name="__RefHeading__5100_1784923760"/><text:bookmark-end text:name="__DdeLink__1750_960078733"/></text:h>
        </text:list-item>
      </text:list>
      <text:p text:style-name="P23"><text:span text:style-name="T5">Hier sind die Einstellungen eines Projektes, also i.W. alles was man im Hauptfenster einstellen kann. Ansonsten gilt hier das Gleiche wie bei &lt;options&gt;</text:span><text:bookmark-start text:name="__DdeLink__1755_960078733"/></text:p>
      <text:h text:style-name="P32" text:outline-level="1"/>
      <text:list xml:id="list20247757260682" text:continue-numbering="true" text:style-name="Outline">
        <text:list-item>
          <text:h text:style-name="P34" text:outline-level="1"><text:bookmark-start text:name="__RefHeading___Toc3308_2122979132"/>&lt;mapPubSrc&gt; <text:span text:style-name="T22">und </text:span><text:bookmark-start text:name="__DdeLink__1527_1362191804"/><text:span text:style-name="T22">&lt;mapallsrc&gt;</text:span><text:bookmark-end text:name="__RefHeading___Toc3308_2122979132"/><text:bookmark-end text:name="__DdeLink__1527_1362191804"/><text:bookmark-end text:name="__DdeLink__1755_960078733"/></text:h>
        </text:list-item>
      </text:list>
      <text:p text:style-name="P15"><text:span text:style-name="T22">Dieses Element enthält die Infos zu den Kartenquellen. Standardmäßig befinden sie sich in den Files defsrcP.taho und </text:span><text:bookmark-start text:name="__DdeLink__1525_1362191804"/><text:span text:style-name="T22">mydefsrc</text:span><text:bookmark-end text:name="__DdeLink__1525_1362191804"/><text:span text:style-name="T22">.taho. Dabei wird defsrcP mit dem Element &lt;mapPubSrc&gt; nur gelesen und sollte normalerweise auch nicht verändert werden. So kann dies über die Update Funktion einfach ersetzt werden ohne, daß persönliche Änderungen verloren gehen. <text:s/>Mydefsrc mit dem Element </text:span><text:bookmark-start text:name="__DdeLink__1529_1362191804"/><text:span text:style-name="T22">&lt;mapallsrc&gt;</text:span><text:bookmark-end text:name="__DdeLink__1529_1362191804"/><text:span text:style-name="T22"> wird meist auch nur gelesen, aber wenn man z.B. eine ID eingibt wird das File neu geschrieben. Es enthält dann alle Quellen die aus einem &lt;mapallsrc&gt; gelesen wurden und natürlich die Ids. </text:span><text:span text:style-name="T1">Für jede Quelle gibt es ein </text:span><text:span text:style-name="T4">Element</text:span><text:span text:style-name="T1"> &lt;src&gt;. In diesem kommen die folgenden </text:span><text:span text:style-name="T4">Elemente</text:span><text:span text:style-name="T1"> vor:</text:span><text:bookmark-end text:name="__DdeLink__1791_1315512385"/></text:p>
      <text:list xml:id="list20247668068172" text:continue-numbering="true" text:style-name="Outline">
        <text:list-item>
          <text:list>
            <text:list-item>
              <text:h text:style-name="Anleitung_20_2" text:outline-level="2"><text:bookmark-start text:name="__RefHeading__2063_313844448"/>&lt;name&gt;<text:bookmark-end text:name="__RefHeading__2063_313844448"/></text:h>
            </text:list-item>
          </text:list>
        </text:list-item>
      </text:list>
      <text:p text:style-name="P8">Der Name wird zur Auswahl benutzt und für die Ordnernamen. Also darf er auch nur Zeichen enthalten die für Ordnernamen erlaubt sind.</text:p>
      <text:list xml:id="list20246764400559" text:continue-numbering="true" text:style-name="Outline">
        <text:list-item>
          <text:list>
            <text:list-item>
              <text:h text:style-name="Anleitung_20_2" text:outline-level="2"><text:bookmark-start text:name="__RefHeading__2065_313844448"/>&lt;prefix&gt;<text:bookmark-end text:name="__RefHeading__2065_313844448"/></text:h>
            </text:list-item>
          </text:list>
        </text:list-item>
      </text:list>
      <text:p text:style-name="P8">Die erzeugten Karten erhalten dieses Kürzel als Namensanfang. Da die Overlays nicht alleine geladen werden wird bei diesen keine Prefix benötigt.</text:p>
      <text:list xml:id="list20247770485493" text:continue-numbering="true" text:style-name="Outline">
        <text:list-item>
          <text:list>
            <text:list-item>
              <text:h text:style-name="Anleitung_20_2" text:outline-level="2"><text:bookmark-start text:name="__RefHeading__2067_313844448"/>&lt;type&gt;<text:bookmark-end text:name="__RefHeading__2067_313844448"/></text:h>
            </text:list-item>
          </text:list>
        </text:list-item>
      </text:list>
      <text:p text:style-name="P10">0: <text:bookmark-start text:name="__DdeLink__1405_1954125955"/>Basispixelkarte<text:bookmark-end text:name="__DdeLink__1405_1954125955"/>; 1: Overlays; 2: Vektorkarten; 3: (X)Api Befehle; <text:span text:style-name="T19">100: Standard <text:s/>Basispixelkarte</text:span></text:p>
      <text:list xml:id="list20248275830250" text:continue-numbering="true" text:style-name="Outline">
        <text:list-item>
          <text:list>
            <text:list-item>
              <text:h text:style-name="Anleitung_20_2" text:outline-level="2"><text:bookmark-start text:name="__RefHeading__882_451523758"/>&lt;maxThreads&gt;<text:bookmark-end text:name="__RefHeading__882_451523758"/></text:h>
            </text:list-item>
          </text:list>
        </text:list-item>
      </text:list>
      <text:p text:style-name="P8">Wieviel Threads dürfen maximal benutzt werden wenn von dieser Quelle geladen wird. Ist der Wert 0 oder nicht gesetzt können beliebig viele gestartet werden.</text:p>
      <text:p text:style-name="P8"><text:bookmark text:name="__DdeLink__2313_423189621"/><text:bookmark text:name="__DdeLink__2412_1690386132"/></text:p>
      <text:list xml:id="list20247033676474" text:continue-numbering="true" text:style-name="Outline">
        <text:list-item>
          <text:list>
            <text:list-item>
              <text:h text:style-name="Anleitung_20_2" text:outline-level="2"><text:bookmark-start text:name="__RefHeading__2069_313844448"/>&lt;url&gt;, &lt;ext&gt;, &lt;offset&gt;, &lt;ksize&gt; und &lt;mapspf&gt;<text:bookmark-end text:name="__RefHeading__2069_313844448"/></text:h>
              <text:list>
                <text:list-item>
                  <text:h text:style-name="Anleitung_20_3" text:outline-level="3"><text:bookmark-start text:name="__RefHeading__2071_313844448"/>Pixelkarten (Basis und Overlay) nur &lt;url&gt;<text:bookmark-end text:name="__RefHeading__2071_313844448"/></text:h>
                </text:list-item>
              </text:list>
            </text:list-item>
          </text:list>
        </text:list-item>
      </text:list>
      <text:p text:style-name="P1">Die Basiskarte hat &lt;type&gt;0&lt;/type&gt; <text:span text:style-name="T18">(eine kann mit Typ 100 zum Standard gemacht werden) </text:span>und die Overlays &lt;type&gt;1&lt;/type&gt; </text:p>
      <text:p text:style-name="P1">Die URL kann auf zwei Arten angegeben werden. Alle mir bisher bekannten OSM - Server speichern z.B. Tile (x=1,y=2,zoom=3) unter</text:p>
      <text:p text:style-name="P1">BASISURL/3/1/2.png</text:p>
      <text:p text:style-name="P1">hier reicht es die BASISURL anzugeben, alternativ könnte man aber auch mit Platzhaltern arbeiten, also für obiges Bsp:</text:p>
      <text:p text:style-name="P1">BASISURL/$Z/$X/$Y.png</text:p>
      <text:p text:style-name="P2">letzteres ist sinnvoll wenn die Syntax von der normalen abweichen sollte. Sollte in so einer URL ein $ vorkommen müsste es verdoppelt werden. Will man auf diese Weise Karten anderer Quellen laden muss man die jeweiligen Nutzungsbedingungen beachten. <text:bookmark-start text:name="__DdeLink__1805_1315512385"/><text:span text:style-name="T18">Statt „$X“ als Platzhalter kann auch „{X}“ oder „${X]“ verwendet werden, Dabei wird Groß/Kleinschreibung ignoriert. Gleiches gilt natürlich für $Y und $Z. </text:span></text:p>
      <text:p text:style-name="P9"><text:bookmark-start text:name="__DdeLink__1407_1954125955"/><text:span text:style-name="T2">Bei Quellservern </text:span><text:span text:style-name="T3">mit</text:span><text:span text:style-name="T19"> persönlicher ID sieht die URL z.B. so aus:</text:span></text:p>
      <text:p text:style-name="P9"><text:bookmark-start text:name="__DdeLink__3389_3729352085"/>https://tile.thunderforest.com/cycle/{z}/{x}/{y}.png?apikey=<text:span text:style-name="T19">meineID</text:span> </text:p>
      <text:p text:style-name="P13">Um diese Quellen in defsrcP aufnehmen zu können habe ich für die ID einen Platzhalter benutzt, das sieht dann so aus:</text:p>
      <text:p text:style-name="P13"><text:a xlink:type="simple" xlink:href="https://tile.thunderforest.com/cycle/" text:style-name="Internet_20_link" text:visited-style-name="Visited_20_Internet_20_Link">https://tile.thunderforest.com/cycle/</text:a>{Z}/{X}/{Y}.png?apikey={ID_Thunderforest}</text:p>
      <text:p text:style-name="P13">Wichtig ist, daß es mit „{ID_“ anfängt und mit „}“ aufhört. Bei allen URLs mit gleicher ID sollte natürlich der gleiche Platzhalter verwendet werden. <text:bookmark-end text:name="__DdeLink__1407_1954125955"/><text:bookmark-end text:name="__DdeLink__1805_1315512385"/></text:p>
      <text:p text:style-name="P2"><text:bookmark-end text:name="__DdeLink__3389_3729352085"/>Im entsprechenden Taho-File (ab Vers 2.10) gibt es zusätzlich für jede Quelle einen Prefix der für die <text:soft-page-break/>Filenamen benutzt wird. Die meisten Quellen bieten die Tiles als png. Files ab, aber es gibt Ausnahmen, deshalb kann man mit &lt;ext&gt; die Endung definieren, ist dies nicht vorhanden wird png verwendet.</text:p>
      <text:list xml:id="list20247656865128" text:continue-numbering="true" text:style-name="Outline">
        <text:list-item>
          <text:list>
            <text:list-item>
              <text:list>
                <text:list-item>
                  <text:h text:style-name="Anleitung_20_3" text:outline-level="3"><text:bookmark-start text:name="__RefHeading__853_437505835"/>Vektorkarten<text:bookmark-end text:name="__RefHeading__853_437505835"/></text:h>
                </text:list-item>
              </text:list>
            </text:list-item>
          </text:list>
        </text:list-item>
      </text:list>
      <text:p text:style-name="Standard">Diese haben <text:span text:style-name="T1">&lt;type&gt;2&lt;/type&gt;.</text:span></text:p>
      <text:p text:style-name="Standard">Bisher sind mir 2 Arten von URLs bekannt:</text:p>
      <text:p text:style-name="P4">http://openstreetmap.teddynetz.de/latest/img/63273/63273621.img.gz</text:p>
      <text:p text:style-name="P4"><text:a xlink:type="simple" xlink:href="http://osm.smash-net.org/srtm/53273621.img.gz" text:style-name="Internet_20_link" text:visited-style-name="Visited_20_Internet_20_Link">http://osm.smash-net.org/srtm/53273621.img.gz</text:a></text:p>
      <text:p text:style-name="P4">beide bestehen aus einer Basisurl die in &lt;url&gt; abgelegt wird, also:</text:p>
      <text:p text:style-name="P4">&lt;url&gt;http://openstreetmap.teddynetz.de/latest/img&lt;/url&gt;</text:p>
      <text:p text:style-name="P4">&lt;url&gt;<text:a xlink:type="simple" xlink:href="http://osm.smash-net.org/srtm" text:style-name="Internet_20_link" text:visited-style-name="Visited_20_Internet_20_Link">http://osm.smash-net.org/srtm</text:a>&lt;/url&gt;</text:p>
      <text:p text:style-name="P1">bei der ersten kommt dann noch ein Unterordner für jeweils 1000 Karten, bei der 2. sind alle im Hauptordner. <text:s/>Hat der Unterordner die Nummer Kartennummer/Anzahl_Karten_pro_Ordner muss man zusätzlich &lt;mapspf&gt; auf Anzahl_Karten_pro_Ordner setzen. Gibt es keine Unterordner kann dies entfallen bzw als Anzahl 0 benutzt werden, also für die beiden o.g. Quellen:</text:p>
      <text:p text:style-name="P4">&lt;mapspf&gt;1000&lt;/mapspf&gt;</text:p>
      <text:p text:style-name="P4">&lt;mapspf&gt;0&lt;/mapspf&gt;</text:p>
      <text:p text:style-name="P4">Die Kartennummer berechnet sich nach: </text:p>
      <text:p text:style-name="P4"/>
      <text:p text:style-name="P17">Number = ((int)((lat + 90) / ksize) + (int)((lon + 180) / ksize) * (int)(180 / ksize)) + offset</text:p>
      <text:p text:style-name="P17"/>
      <text:p text:style-name="P18">Zusätzlich muss also noch ksize und offset definiert werden. Bei den beiden o.g. Quellen ist ksize=1 Grad:</text:p>
      <text:p text:style-name="P18">&lt;ksize&gt;1.000000&lt;/ksize&gt;</text:p>
      <text:p text:style-name="P18">und der Offset 63240001 bzw 53240001</text:p>
      <text:p text:style-name="P18">&lt;offset&gt;63240001&lt;/offset&gt;</text:p>
      <text:p text:style-name="P18">&lt;offset&gt;53240001&lt;/offset&gt;</text:p>
      <text:p text:style-name="P18">Damit ergibt sich insgesamt:</text:p>
      <text:p text:style-name="P17"><text:tab/><text:tab/>&lt;src&gt;</text:p>
      <text:p text:style-name="P17"><text:tab/><text:tab/><text:tab/>&lt;name&gt;CompTeddy latest&lt;/name&gt;</text:p>
      <text:p text:style-name="P17"><text:tab/><text:tab/><text:tab/>&lt;prefix&gt;CTL&lt;/prefix&gt;</text:p>
      <text:p text:style-name="P17"><text:tab/><text:tab/><text:tab/>&lt;url&gt;http://openstreetmap.teddynetz.de/latest/img&lt;/url&gt;</text:p>
      <text:p text:style-name="P17"><text:tab/><text:tab/><text:tab/>&lt;type&gt;2&lt;/type&gt;</text:p>
      <text:p text:style-name="P17"><text:tab/><text:tab/><text:tab/>&lt;offset&gt;63240001&lt;/offset&gt;</text:p>
      <text:p text:style-name="P17"><text:tab/><text:tab/><text:tab/>&lt;ksize&gt;1.000000&lt;/ksize&gt;</text:p>
      <text:p text:style-name="P17"><text:tab/><text:tab/><text:tab/>&lt;mapspf&gt;1000&lt;/mapspf&gt;</text:p>
      <text:p text:style-name="P17"><text:tab/><text:tab/>&lt;/src&gt;</text:p>
      <text:p text:style-name="P17"><text:tab/><text:tab/>&lt;src&gt;</text:p>
      <text:p text:style-name="P17"><text:tab/><text:tab/><text:tab/>&lt;name&gt;SRTM&lt;/name&gt;</text:p>
      <text:p text:style-name="P17"><text:tab/><text:tab/><text:tab/>&lt;prefix&gt;SRTM&lt;/prefix&gt;</text:p>
      <text:p text:style-name="P17"><text:tab/><text:tab/><text:tab/>&lt;url&gt;http://osm.smash-net.org/srtm&lt;/url&gt;</text:p>
      <text:p text:style-name="P17"><text:tab/><text:tab/><text:tab/>&lt;type&gt;2&lt;/type&gt;</text:p>
      <text:p text:style-name="P17"><text:tab/><text:tab/><text:tab/>&lt;offset&gt;53240001&lt;/offset&gt;</text:p>
      <text:p text:style-name="P17"><text:tab/><text:tab/><text:tab/>&lt;ksize&gt;1.000000&lt;/ksize&gt;</text:p>
      <text:p text:style-name="P17"><text:tab/><text:tab/><text:tab/>&lt;mapspf&gt;0&lt;/mapspf&gt;</text:p>
      <text:p text:style-name="P17"><text:tab/><text:tab/>&lt;/src&gt;</text:p>
      <text:list xml:id="list20248483476400" text:continue-numbering="true" text:style-name="Outline">
        <text:list-item>
          <text:list>
            <text:list-item>
              <text:list>
                <text:list-item>
                  <text:h text:style-name="Anleitung_20_3" text:outline-level="3"><text:bookmark-start text:name="__RefHeading__846_437505835"/>(X)API<text:bookmark-end text:name="__RefHeading__846_437505835"/></text:h>
                </text:list-item>
              </text:list>
            </text:list-item>
          </text:list>
        </text:list-item>
      </text:list>
      <text:p text:style-name="P8">Diese werden als <text:span text:style-name="T1">&lt;type&gt;3&lt;/type&gt; gesetzt.</text:span></text:p>
      <text:p text:style-name="P1">Im Programm sind Vektorkarten und API Zugriffe vermischt. Man kann also auch gleichzeitig IMG und OSM Daten laden. Natürlich muss auch hier eine URL definiert werden, z.B.:</text:p>
      <text:p text:style-name="P8"><text:span text:style-name="T1">&lt;url&gt;</text:span><text:a xlink:type="simple" xlink:href="http://xapi.openstreetmap.org/api/0.6/map?bbox=$W,$S,$E,$N" text:style-name="Internet_20_link" text:visited-style-name="Visited_20_Internet_20_Link"><text:span text:style-name="T9">http://xapi.openstreetmap.org/api/0.6/map?bbox=$W,$S,$E,$N</text:span></text:a><text:span text:style-name="T1">&lt;/url&gt;</text:span></text:p>
      <text:p text:style-name="P3">Die Platzhalter ($W,$S,$E,$N) werden durch die entsprechenden Grenzen des Bereichs ersetzt. Eigentlich hätte man damit alles, aber es gibt eine Größenbeschränkung bei diesem Befehl auf 100 Quadratgrad. </text:p>
      <text:p text:style-name="P21">Dies kann man mit </text:p>
      <text:p text:style-name="P1">&lt;ksize&gt;100.000000&lt;/ksize&gt;</text:p>
      <text:p text:style-name="P8"><text:span text:style-name="T1">setzen. Lässt man dies weg oder setzt es zu 0 ist der Bereich beliebig groß. Man kann hier jede URL einsetzen die maximal die o.g. Parameter benötigt. Also vor allem natürlich alle API und XAPI Zugriffe. S.:</text:span><text:a xlink:type="simple" xlink:href="http://wiki.openstreetmap.org/wiki/API_v0.6" text:style-name="Internet_20_link" text:visited-style-name="Visited_20_Internet_20_Link"><text:span text:style-name="T9">http://wiki.openstreetmap.org/wiki/API_v0.6</text:span></text:a><text:span text:style-name="T1"> <text:s/>und </text:span><text:a xlink:type="simple" xlink:href="http://wiki.openstreetmap.org/wiki/DE:Xapi" text:style-name="Internet_20_link" text:visited-style-name="Visited_20_Internet_20_Link">http://wiki.openstreetmap.org/wiki/DE:Xapi</text:a></text:p>
      <text:list xml:id="list20247090912468" text:continue-numbering="true" text:style-name="Outline">
        <text:list-item>
          <text:h text:style-name="P33" text:outline-level="1"><text:bookmark-start text:name="__DdeLink__1809_1315512385"/><text:bookmark-start text:name="__RefHeading__848_437505835"/>&lt;OsmIds&gt;<text:bookmark-end text:name="__DdeLink__1809_1315512385"/><text:bookmark-end text:name="__RefHeading__848_437505835"/></text:h>
        </text:list-item>
      </text:list>
      <text:p text:style-name="P24"><text:bookmark-start text:name="__DdeLink__462_2031360197"/><text:bookmark-start text:name="__DdeLink__1815_1315512385"/><text:span text:style-name="T4">Hier legt Taho oder ein anderes Programm die Ids für Quellen ab bei denen man sich anmelden muss. Da diese alles andere als öffentlich sind gehören sie in mydefsrc.taho </text:span><text:span text:style-name="T8">In der URL der Quelle wird ein Platzhalter mit dem ID-Namen eingetragen der vom Programm dann durch die ID ersetzt wird </text:span><text:bookmark-start text:name="__DdeLink__468_2031360197"/><text:bookmark-end text:name="__DdeLink__462_2031360197"/></text:p>
      <text:list xml:id="list20247295349968" text:continue-numbering="true" text:style-name="Outline">
        <text:list-item>
          <text:list>
            <text:list-item>
              <text:h text:style-name="P28" text:outline-level="2"><text:bookmark-start text:name="__RefHeading__855_437505835"/>&lt;ID&gt;<text:bookmark-end text:name="__RefHeading__855_437505835"/></text:h>
            </text:list-item>
          </text:list>
        </text:list-item>
      </text:list>
      <text:p text:style-name="P24"><text:span text:style-name="T4">Für jede ID gibt es so ein Element mit zwei Einträgen:</text:span><text:bookmark-start text:name="__DdeLink__1761_960078733"/></text:p>
      <text:list xml:id="list20246954703737" text:continue-numbering="true" text:style-name="Outline">
        <text:list-item>
          <text:list>
            <text:list-item>
              <text:list>
                <text:list-item>
                  <text:h text:style-name="Anleitung_20_3" text:outline-level="3"><text:bookmark-start text:name="__RefHeading___Toc1536_1362191804"/>&lt;name&gt;<text:bookmark-end text:name="__RefHeading___Toc1536_1362191804"/></text:h>
                </text:list-item>
              </text:list>
            </text:list-item>
          </text:list>
        </text:list-item>
      </text:list>
      <text:p text:style-name="P16">Dieser muß mit ID_ beginnen ist sonst aber beliebeig. </text:p>
      <text:list xml:id="list20248185404951" text:continue-numbering="true" text:style-name="Outline">
        <text:list-item>
          <text:list>
            <text:list-item>
              <text:list>
                <text:list-item>
                  <text:h text:style-name="Anleitung_20_3" text:outline-level="3"><text:bookmark-start text:name="__RefHeading___Toc1538_1362191804"/>&lt;IDV&gt;<text:bookmark-end text:name="__RefHeading___Toc1538_1362191804"/></text:h>
                </text:list-item>
              </text:list>
            </text:list-item>
          </text:list>
        </text:list-item>
      </text:list>
      <text:p text:style-name="P26"><text:span text:style-name="T23">Die persönliche ID</text:span><text:bookmark-start text:name="__DdeLink__918_2031360197"/><text:bookmark-start text:name="__DdeLink__1586_2577934550"/><text:bookmark-end text:name="__DdeLink__468_2031360197"/><text:bookmark-end text:name="__DdeLink__1761_960078733"/><text:bookmark-end text:name="__DdeLink__1815_1315512385"/></text:p>
      <text:list xml:id="list20247767038751" text:continue-numbering="true" text:style-name="Outline">
        <text:list-item>
          <text:h text:style-name="ANleitung_20_1" text:outline-level="1"><text:bookmark-start text:name="__RefHeading___Toc485_2031360197"/><text:bookmark text:name="__DdeLink__1832_856668453"/>&lt;OsmLogins&gt;<text:bookmark-end text:name="__RefHeading___Toc485_2031360197"/></text:h>
        </text:list-item>
      </text:list>
      <text:p text:style-name="P5">Hier legt Taho oder ein anderes Programm die <text:span text:style-name="T24">login Infos für Tile-Server ab die diese benötigen.</text:span> Da diese alles andere als öffentlich sind gehören sie in mydefsrc.taho</text:p>
      <text:list xml:id="list20248589273766" text:continue-numbering="true" text:style-name="Outline">
        <text:list-item>
          <text:list>
            <text:list-item>
              <text:h text:style-name="P29" text:outline-level="2"><text:bookmark-start text:name="__RefHeading__855_4375058351"/>&lt;LOGIN&gt;<text:bookmark-end text:name="__RefHeading__855_4375058351"/></text:h>
            </text:list-item>
          </text:list>
        </text:list-item>
      </text:list>
      <text:p text:style-name="P12"><text:span text:style-name="T4">Für jede</text:span><text:span text:style-name="T6">n Server der ein Login benötigt</text:span><text:span text:style-name="T4"> gibt es so ein Element mit </text:span><text:span text:style-name="T6">dre</text:span><text:span text:style-name="T4">i Einträgen:</text:span><text:bookmark-start text:name="__DdeLink__1761_9600787331"/></text:p>
      <text:list xml:id="list20246688045713" text:continue-numbering="true" text:style-name="Outline">
        <text:list-item>
          <text:list>
            <text:list-item>
              <text:list>
                <text:list-item>
                  <text:h text:style-name="P30" text:outline-level="3"><text:bookmark-start text:name="__RefHeading___Toc1536_13621918041"/>&lt;Domain&gt;<text:bookmark-end text:name="__RefHeading___Toc1536_13621918041"/></text:h>
                </text:list-item>
              </text:list>
            </text:list-item>
          </text:list>
        </text:list-item>
      </text:list>
      <text:p text:style-name="P25"><text:span text:style-name="T25">Dieser wird automatisch aus der URL gebildet. Verwendet wird der Teil zwischen dem zweiten und dritten ‚/‘ also ohne das „http://“ und wichtiger ohne die Tilenummer, Sonst müsste man ja für jedes Tile erneut die Daten eingeben. Also a</text:span><text:bookmark-start text:name="__DdeLink__478_2031360197"/><text:span text:style-name="T25">us</text:span><text:bookmark-start text:name="__DdeLink__480_2031360197"/><text:span text:style-name="T25"> </text:span><text:a xlink:type="simple" xlink:href="http://privat.karten.de/5/4/3.png" text:style-name="Internet_20_link" text:visited-style-name="Visited_20_Internet_20_Link"><text:span text:style-name="T25">http://privat.karten.de</text:span></text:a><text:bookmark-end text:name="__DdeLink__478_2031360197"/><text:a xlink:type="simple" xlink:href="http://privat.karten.de/5/4/3.png" text:style-name="Internet_20_link" text:visited-style-name="Visited_20_Internet_20_Link"><text:span text:style-name="T25">/5/4/3.png</text:span></text:a><text:span text:style-name="T25"> </text:span><text:bookmark-end text:name="__DdeLink__480_2031360197"/><text:span text:style-name="T25">würde </text:span><text:a xlink:type="simple" xlink:href="http://privat.karten.de/5/4/3.png" text:style-name="Internet_20_link" text:visited-style-name="Visited_20_Internet_20_Link"><text:span text:style-name="T25">privat.karten.de</text:span></text:a><text:span text:style-name="T25"> verwendet. Da dies aber automatisch passiert sollte man da nichts ändern müssen. Wenn es Probleme gibt, z.B. ein server der mehrere Karten anbietet die z.B. solche URLs haben: <text:s/></text:span><text:bookmark-start text:name="__DdeLink__482_2031360197"/><text:a xlink:type="simple" xlink:href="http://privat.karten.de/5/4/3.png" text:style-name="Internet_20_link" text:visited-style-name="Visited_20_Internet_20_Link"><text:span text:style-name="T25">http://privat.karten.de/KarteA/5/4/3.png</text:span></text:a><text:span text:style-name="T25"> </text:span><text:bookmark-end text:name="__DdeLink__482_2031360197"/><text:span text:style-name="T25">und </text:span><text:a xlink:type="simple" xlink:href="http://privat.karten.de/KarteB/5/4/3.png" text:style-name="Internet_20_link" text:visited-style-name="Visited_20_Internet_20_Link"><text:span text:style-name="T25">http://privat.karten.de/KarteB/5/4/3.png</text:span></text:a><text:span text:style-name="T25"> und für diese verschiedene Logins dann bitte bei mir melden, oder den Quellcode von Taho o.ä. selber ändern. </text:span><text:bookmark-start text:name="__DdeLink__475_2031360197"/></text:p>
      <text:list xml:id="list20248109020146" text:continue-numbering="true" text:style-name="Outline">
        <text:list-item>
          <text:list>
            <text:list-item>
              <text:list>
                <text:list-item>
                  <text:h text:style-name="P30" text:outline-level="3"><text:bookmark-start text:name="__RefHeading___Toc1538_13621918041"/>&lt;name&gt;<text:bookmark-end text:name="__RefHeading___Toc1538_13621918041"/></text:h>
                </text:list-item>
              </text:list>
            </text:list-item>
          </text:list>
        </text:list-item>
      </text:list>
      <text:p text:style-name="P6">De<text:span text:style-name="T24">r</text:span> <text:bookmark-end text:name="__DdeLink__1761_9600787331"/><text:span text:style-name="T24">Login-Name</text:span><text:bookmark-end text:name="__DdeLink__475_2031360197"/></text:p>
      <text:list xml:id="list20247743933947" text:continue-numbering="true" text:style-name="Outline">
        <text:list-item>
          <text:list>
            <text:list-item>
              <text:list>
                <text:list-item>
                  <text:h text:style-name="P30" text:outline-level="3"><text:bookmark-start text:name="__RefHeading___Toc1538_136219180411"/>&lt;<text:span text:style-name="T24">pwd</text:span>&gt;<text:bookmark-end text:name="__RefHeading___Toc1538_136219180411"/></text:h>
                </text:list-item>
              </text:list>
            </text:list-item>
          </text:list>
        </text:list-item>
      </text:list>
      <text:p text:style-name="P6">D<text:span text:style-name="T24">as</text:span> <text:span text:style-name="T24">Login-Passwort</text:span><text:bookmark-end text:name="__DdeLink__918_2031360197"/><text:bookmark-end text:name="__DdeLink__1586_2577934550"/></text:p>
      <text:list xml:id="list4181765137" text:style-name="L1">
        <text:list-header>
          <text:p text:style-name="P27"/>
        </text:list-header>
      </text:list>
      <text:p text:style-name="P4">Dimitri Jun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ANleitung_20_PRGName" style:display-name="ANleitung PRGName" style:family="paragraph" style:parent-style-name="Heading_20_1" style:class="text">
      <style:text-properties fo:text-transform="capitalize" style:text-underline-style="solid" style:text-underline-width="auto" style:text-underline-color="font-color"/>
    </style:style>
    <style:style style:name="ANleitung_20_1" style:display-name="ANleitung 1" style:family="paragraph" style:parent-style-name="ANleitung_20_PRGName" style:next-style-name="Standard" style:default-outline-level="1" style:list-style-name="Outline" style:class="text">
      <style:text-properties fo:font-variant="normal" fo:text-transform="none" fo:font-size="16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Anleitung_20_2" style:display-name="Anleitung 2" style:family="paragraph" style:parent-style-name="ANleitung_20_1" style:next-style-name="Standard" style:default-outline-level="2" style:list-style-name="Outline" style:class="text">
      <style:text-properties fo:font-size="14pt" fo:font-weight="normal"/>
    </style:style>
    <style:style style:name="Anleitung_20_3" style:display-name="Anleitung 3" style:family="paragraph" style:parent-style-name="Anleitung_20_2" style:next-style-name="Standard" style:default-outline-level="3" style:list-style-name="Outline">
      <style:text-properties fo:font-size="12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a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Dimitri Junker</meta:initial-creator>
    <meta:creation-date>2008-08-07T14:37:26</meta:creation-date>
    <dc:date>2019-08-29T02:02:46.148000000</dc:date>
    <meta:editing-cycles>120</meta:editing-cycles>
    <meta:editing-duration>P1DT22H59M11S</meta:editing-duration>
    <dc:creator>Dimitri Junker</dc:creator>
    <meta:document-statistic meta:table-count="0" meta:image-count="0" meta:object-count="0" meta:page-count="4" meta:paragraph-count="121" meta:word-count="1136" meta:character-count="8057" meta:non-whitespace-character-count="6982"/>
    <meta:user-defined meta:name="Info 1"/>
    <meta:user-defined meta:name="Info 2"/>
    <meta:user-defined meta:name="Info 3"/>
    <meta:user-defined meta:name="Info 4"/>
  </office:meta>
</office:document-meta>
</file>